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45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nake test V4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Length1</text:p>
          </table:table-cell>
          <table:table-cell office:value-type="string" calcext:value-type="string">
            <text:p>Length2</text:p>
          </table:table-cell>
          <table:table-cell office:value-type="string" calcext:value-type="string">
            <text:p>Total turns</text:p>
          </table:table-cell>
          <table:table-cell office:value-type="string" calcext:value-type="string">
            <text:p>Turns/ 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ollisions</text:p>
          </table:table-cell>
          <table:table-cell/>
        </table:table-row>
        <table:table-row table:style-name="ro1">
          <table:table-cell office:value-type="string" calcext:value-type="string">
            <text:p>Win 10</text:p>
          </table:table-cell>
          <table:table-cell office:value-type="float" office:value="600" calcext:value-type="float">
            <text:p>600</text:p>
          </table:table-cell>
          <table:table-cell office:value-type="float" office:value="6677" calcext:value-type="float">
            <text:p>6677</text:p>
          </table:table-cell>
          <table:table-cell office:value-type="float" office:value="5584" calcext:value-type="float">
            <text:p>5584</text:p>
          </table:table-cell>
          <table:table-cell office:value-type="float" office:value="5467" calcext:value-type="float">
            <text:p>54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4:.E4])" office:value-type="float" office:value="17728" calcext:value-type="float">
            <text:p>17728</text:p>
          </table:table-cell>
          <table:table-cell table:formula="of:=[.J4]/[.B4]" office:value-type="float" office:value="29.5466666666667" calcext:value-type="float">
            <text:p>29.547</text:p>
          </table:table-cell>
          <table:table-cell table:style-name="ce1" table:formula="of:=[.C4]/[.$J4]" office:value-type="percentage" office:value="0.37663583032491" calcext:value-type="percentage">
            <text:p>37.66%</text:p>
          </table:table-cell>
          <table:table-cell table:style-name="ce1" table:formula="of:=[.D4]/[.$J4]" office:value-type="percentage" office:value="0.314981949458484" calcext:value-type="percentage">
            <text:p>31.50%</text:p>
          </table:table-cell>
          <table:table-cell table:style-name="ce1" table:formula="of:=[.E4]/[.$J4]" office:value-type="percentage" office:value="0.308382220216606" calcext:value-type="percentage">
            <text:p>30.84%</text:p>
          </table:table-cell>
          <table:table-cell table:style-name="ce1" table:formula="of:=[.F4]/[.J4]" office:value-type="percentage" office:value="0.00039485559566787" calcext:value-type="percentage">
            <text:p>0.04%</text:p>
          </table:table-cell>
          <table:table-cell/>
        </table:table-row>
        <table:table-row table:style-name="ro1">
          <table:table-cell office:value-type="string" calcext:value-type="string">
            <text:p>Win 10</text:p>
          </table:table-cell>
          <table:table-cell office:value-type="float" office:value="200" calcext:value-type="float">
            <text:p>200</text:p>
          </table:table-cell>
          <table:table-cell office:value-type="float" office:value="2197" calcext:value-type="float">
            <text:p>2197</text:p>
          </table:table-cell>
          <table:table-cell office:value-type="float" office:value="2020" calcext:value-type="float">
            <text:p>2020</text:p>
          </table:table-cell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5:.E5])" office:value-type="float" office:value="6108" calcext:value-type="float">
            <text:p>6108</text:p>
          </table:table-cell>
          <table:table-cell table:formula="of:=[.J5]/[.B5]" office:value-type="float" office:value="30.54" calcext:value-type="float">
            <text:p>30.540</text:p>
          </table:table-cell>
          <table:table-cell table:style-name="ce1" table:formula="of:=[.C5]/[.$J5]" office:value-type="percentage" office:value="0.359692206941716" calcext:value-type="percentage">
            <text:p>35.97%</text:p>
          </table:table-cell>
          <table:table-cell table:style-name="ce1" table:formula="of:=[.D5]/[.$J5]" office:value-type="percentage" office:value="0.33071381794368" calcext:value-type="percentage">
            <text:p>33.07%</text:p>
          </table:table-cell>
          <table:table-cell table:style-name="ce1" table:formula="of:=[.E5]/[.$J5]" office:value-type="percentage" office:value="0.309593975114604" calcext:value-type="percentage">
            <text:p>30.96%</text:p>
          </table:table-cell>
          <table:table-cell table:style-name="ce1" table:formula="of:=[.F5]/[.J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Win 10</text:p>
          </table:table-cell>
          <table:table-cell office:value-type="float" office:value="100" calcext:value-type="float">
            <text:p>100</text:p>
          </table:table-cell>
          <table:table-cell office:value-type="float" office:value="1067" calcext:value-type="float">
            <text:p>1067</text:p>
          </table:table-cell>
          <table:table-cell office:value-type="float" office:value="974" calcext:value-type="float">
            <text:p>974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C6:.E6])" office:value-type="float" office:value="2918" calcext:value-type="float">
            <text:p>2918</text:p>
          </table:table-cell>
          <table:table-cell table:formula="of:=[.J6]/[.B6]" office:value-type="float" office:value="29.18" calcext:value-type="float">
            <text:p>29.180</text:p>
          </table:table-cell>
          <table:table-cell table:style-name="ce1" table:formula="of:=[.C6]/[.$J6]" office:value-type="percentage" office:value="0.365661411925977" calcext:value-type="percentage">
            <text:p>36.57%</text:p>
          </table:table-cell>
          <table:table-cell table:style-name="ce1" table:formula="of:=[.D6]/[.$J6]" office:value-type="percentage" office:value="0.333790267306374" calcext:value-type="percentage">
            <text:p>33.38%</text:p>
          </table:table-cell>
          <table:table-cell table:style-name="ce1" table:formula="of:=[.E6]/[.$J6]" office:value-type="percentage" office:value="0.300548320767649" calcext:value-type="percentage">
            <text:p>30.05%</text:p>
          </table:table-cell>
          <table:table-cell table:style-name="ce1" table:formula="of:=[.F6]/[.J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Win 10</text:p>
          </table:table-cell>
          <table:table-cell office:value-type="float" office:value="600" calcext:value-type="float">
            <text:p>600</text:p>
          </table:table-cell>
          <table:table-cell office:value-type="float" office:value="6515" calcext:value-type="float">
            <text:p>6515</text:p>
          </table:table-cell>
          <table:table-cell office:value-type="float" office:value="5780" calcext:value-type="float">
            <text:p>5780</text:p>
          </table:table-cell>
          <table:table-cell office:value-type="float" office:value="5607" calcext:value-type="float">
            <text:p>560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C7:.E7])" office:value-type="float" office:value="17902" calcext:value-type="float">
            <text:p>17902</text:p>
          </table:table-cell>
          <table:table-cell table:formula="of:=[.J7]/[.B7]" office:value-type="float" office:value="29.8366666666667" calcext:value-type="float">
            <text:p>29.837</text:p>
          </table:table-cell>
          <table:table-cell table:style-name="ce1" table:formula="of:=[.C7]/[.$J7]" office:value-type="percentage" office:value="0.363925818344319" calcext:value-type="percentage">
            <text:p>36.39%</text:p>
          </table:table-cell>
          <table:table-cell table:style-name="ce1" table:formula="of:=[.D7]/[.$J7]" office:value-type="percentage" office:value="0.322868953189588" calcext:value-type="percentage">
            <text:p>32.29%</text:p>
          </table:table-cell>
          <table:table-cell table:style-name="ce1" table:formula="of:=[.E7]/[.$J7]" office:value-type="percentage" office:value="0.313205228466093" calcext:value-type="percentage">
            <text:p>31.32%</text:p>
          </table:table-cell>
          <table:table-cell table:style-name="ce1" table:formula="of:=[.F7]/[.J7]" office:value-type="percentage" office:value="0.00122891297061781" calcext:value-type="percentage">
            <text:p>0.12%</text:p>
          </table:table-cell>
          <table:table-cell/>
        </table:table-row>
        <table:table-row table:style-name="ro1">
          <table:table-cell office:value-type="string" calcext:value-type="string">
            <text:p>Ubuntu 17.10</text:p>
          </table:table-cell>
          <table:table-cell office:value-type="float" office:value="600" calcext:value-type="float">
            <text:p>600</text:p>
          </table:table-cell>
          <table:table-cell office:value-type="float" office:value="6637" calcext:value-type="float">
            <text:p>6637</text:p>
          </table:table-cell>
          <table:table-cell office:value-type="float" office:value="5692" calcext:value-type="float">
            <text:p>5692</text:p>
          </table:table-cell>
          <table:table-cell office:value-type="float" office:value="5627" calcext:value-type="float">
            <text:p>56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C8:.E8])" office:value-type="float" office:value="17956" calcext:value-type="float">
            <text:p>17956</text:p>
          </table:table-cell>
          <table:table-cell table:formula="of:=[.J8]/[.B8]" office:value-type="float" office:value="29.9266666666667" calcext:value-type="float">
            <text:p>29.927</text:p>
          </table:table-cell>
          <table:table-cell table:style-name="ce1" table:formula="of:=[.C8]/[.$J8]" office:value-type="percentage" office:value="0.369625751837826" calcext:value-type="percentage">
            <text:p>36.96%</text:p>
          </table:table-cell>
          <table:table-cell table:style-name="ce1" table:formula="of:=[.D8]/[.$J8]" office:value-type="percentage" office:value="0.316997104032078" calcext:value-type="percentage">
            <text:p>31.70%</text:p>
          </table:table-cell>
          <table:table-cell table:style-name="ce1" table:formula="of:=[.E8]/[.$J8]" office:value-type="percentage" office:value="0.313377144130096" calcext:value-type="percentage">
            <text:p>31.34%</text:p>
          </table:table-cell>
          <table:table-cell table:style-name="ce1" table:formula="of:=[.F8]/[.J8]" office:value-type="percentage" office:value="0.00100245043439519" calcext:value-type="percentage">
            <text:p>0.10%</text:p>
          </table:table-cell>
          <table:table-cell/>
        </table:table-row>
        <table:table-row table:style-name="ro1">
          <table:table-cell office:value-type="string" calcext:value-type="string">
            <text:p>Ubuntu 17.10</text:p>
          </table:table-cell>
          <table:table-cell office:value-type="float" office:value="200" calcext:value-type="float">
            <text:p>200</text:p>
          </table:table-cell>
          <table:table-cell office:value-type="float" office:value="2203" calcext:value-type="float">
            <text:p>2203</text:p>
          </table:table-cell>
          <table:table-cell office:value-type="float" office:value="1861" calcext:value-type="float">
            <text:p>1861</text:p>
          </table:table-cell>
          <table:table-cell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C9:.E9])" office:value-type="float" office:value="5968" calcext:value-type="float">
            <text:p>5968</text:p>
          </table:table-cell>
          <table:table-cell table:formula="of:=[.J9]/[.B9]" office:value-type="float" office:value="29.84" calcext:value-type="float">
            <text:p>29.840</text:p>
          </table:table-cell>
          <table:table-cell table:style-name="ce1" table:formula="of:=[.C9]/[.$J9]" office:value-type="percentage" office:value="0.369135388739946" calcext:value-type="percentage">
            <text:p>36.91%</text:p>
          </table:table-cell>
          <table:table-cell table:style-name="ce1" table:formula="of:=[.D9]/[.$J9]" office:value-type="percentage" office:value="0.311829758713137" calcext:value-type="percentage">
            <text:p>31.18%</text:p>
          </table:table-cell>
          <table:table-cell table:style-name="ce1" table:formula="of:=[.E9]/[.$J9]" office:value-type="percentage" office:value="0.319034852546917" calcext:value-type="percentage">
            <text:p>31.90%</text:p>
          </table:table-cell>
          <table:table-cell table:style-name="ce1" table:formula="of:=[.F9]/[.J9]" office:value-type="percentage" office:value="0.000167560321715818" calcext:value-type="percentage">
            <text:p>0.02%</text:p>
          </table:table-cell>
          <table:table-cell/>
        </table:table-row>
        <table:table-row table:style-name="ro1">
          <table:table-cell office:value-type="string" calcext:value-type="string">
            <text:p>Ubuntu 17.10</text:p>
          </table:table-cell>
          <table:table-cell office:value-type="float" office:value="100" calcext:value-type="float">
            <text:p>100</text:p>
          </table:table-cell>
          <table:table-cell office:value-type="float" office:value="1135" calcext:value-type="float">
            <text:p>1135</text:p>
          </table:table-cell>
          <table:table-cell office:value-type="float" office:value="923" calcext:value-type="float">
            <text:p>923</text:p>
          </table:table-cell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0:.E10])" office:value-type="float" office:value="2960" calcext:value-type="float">
            <text:p>2960</text:p>
          </table:table-cell>
          <table:table-cell table:formula="of:=[.J10]/[.B10]" office:value-type="float" office:value="29.6" calcext:value-type="float">
            <text:p>29.600</text:p>
          </table:table-cell>
          <table:table-cell table:style-name="ce1" table:formula="of:=[.C10]/[.$J10]" office:value-type="percentage" office:value="0.383445945945946" calcext:value-type="percentage">
            <text:p>38.34%</text:p>
          </table:table-cell>
          <table:table-cell table:style-name="ce1" table:formula="of:=[.D10]/[.$J10]" office:value-type="percentage" office:value="0.311824324324324" calcext:value-type="percentage">
            <text:p>31.18%</text:p>
          </table:table-cell>
          <table:table-cell table:style-name="ce1" table:formula="of:=[.E10]/[.$J10]" office:value-type="percentage" office:value="0.30472972972973" calcext:value-type="percentage">
            <text:p>30.47%</text:p>
          </table:table-cell>
          <table:table-cell table:style-name="ce1" table:formula="of:=[.F10]/[.J10]" office:value-type="percentage" office:value="0.00135135135135135" calcext:value-type="percentage">
            <text:p>0.14%</text:p>
          </table:table-cell>
          <table:table-cell/>
        </table:table-row>
        <table:table-row table:style-name="ro1">
          <table:table-cell office:value-type="string" calcext:value-type="string">
            <text:p>Ubuntu 17.10</text:p>
          </table:table-cell>
          <table:table-cell office:value-type="float" office:value="600" calcext:value-type="float">
            <text:p>600</text:p>
          </table:table-cell>
          <table:table-cell office:value-type="float" office:value="6553" calcext:value-type="float">
            <text:p>6553</text:p>
          </table:table-cell>
          <table:table-cell office:value-type="float" office:value="5869" calcext:value-type="float">
            <text:p>5869</text:p>
          </table:table-cell>
          <table:table-cell office:value-type="float" office:value="5618" calcext:value-type="float">
            <text:p>56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C11:.E11])" office:value-type="float" office:value="18040" calcext:value-type="float">
            <text:p>18040</text:p>
          </table:table-cell>
          <table:table-cell table:formula="of:=[.J11]/[.B11]" office:value-type="float" office:value="30.0666666666667" calcext:value-type="float">
            <text:p>30.067</text:p>
          </table:table-cell>
          <table:table-cell table:style-name="ce1" table:formula="of:=[.C11]/[.$J11]" office:value-type="percentage" office:value="0.363248337028825" calcext:value-type="percentage">
            <text:p>36.32%</text:p>
          </table:table-cell>
          <table:table-cell table:style-name="ce1" table:formula="of:=[.D11]/[.$J11]" office:value-type="percentage" office:value="0.325332594235033" calcext:value-type="percentage">
            <text:p>32.53%</text:p>
          </table:table-cell>
          <table:table-cell table:style-name="ce1" table:formula="of:=[.E11]/[.$J11]" office:value-type="percentage" office:value="0.311419068736142" calcext:value-type="percentage">
            <text:p>31.14%</text:p>
          </table:table-cell>
          <table:table-cell table:style-name="ce1" table:formula="of:=[.F11]/[.J11]" office:value-type="percentage" office:value="0.000942350332594235" calcext:value-type="percentage">
            <text:p>0.09%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formula="of:=SUM([.C4:.C12])" office:value-type="float" office:value="32984" calcext:value-type="float">
            <text:p>32984</text:p>
          </table:table-cell>
          <table:table-cell table:formula="of:=SUM([.D4:.D12])" office:value-type="float" office:value="28703" calcext:value-type="float">
            <text:p>28703</text:p>
          </table:table-cell>
          <table:table-cell table:formula="of:=SUM([.E4:.E12])" office:value-type="float" office:value="27893" calcext:value-type="float">
            <text:p>27893</text:p>
          </table:table-cell>
          <table:table-cell table:formula="of:=SUM([.F4:.F12])" office:value-type="float" office:value="69" calcext:value-type="float">
            <text:p>69</text:p>
          </table:table-cell>
          <table:table-cell table:number-columns-repeated="3"/>
          <table:table-cell table:formula="of:=SUM([.J4:.J12])" office:value-type="float" office:value="89580" calcext:value-type="float">
            <text:p>89580</text:p>
          </table:table-cell>
          <table:table-cell/>
          <table:table-cell table:style-name="ce1" table:formula="of:=AVERAGE([.L4:.L11])" office:value-type="percentage" office:value="0.368921336386183" calcext:value-type="percentage">
            <text:p>36.89%</text:p>
          </table:table-cell>
          <table:table-cell table:style-name="ce1" table:formula="of:=AVERAGE([.M4:.M11])" office:value-type="percentage" office:value="0.321042346150337" calcext:value-type="percentage">
            <text:p>32.10%</text:p>
          </table:table-cell>
          <table:table-cell table:style-name="ce1" table:formula="of:=AVERAGE([.N4:.N11])" office:value-type="percentage" office:value="0.31003631746348" calcext:value-type="percentage">
            <text:p>31.00%</text:p>
          </table:table-cell>
          <table:table-cell table:style-name="ce1" table:formula="of:=AVERAGE([.O4:.O11])" office:value-type="percentage" office:value="0.000635935125792784" calcext:value-type="percentage">
            <text:p>0.06%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[.C13]/[.$J$13]" office:value-type="percentage" office:value="0.368207189104711" calcext:value-type="percentage">
            <text:p>36.82%</text:p>
          </table:table-cell>
          <table:table-cell table:style-name="ce1" table:formula="of:=[.D13]/[.$J$13]" office:value-type="percentage" office:value="0.320417503907122" calcext:value-type="percentage">
            <text:p>32.04%</text:p>
          </table:table-cell>
          <table:table-cell table:style-name="ce1" table:formula="of:=[.E13]/[.$J$13]" office:value-type="percentage" office:value="0.311375306988167" calcext:value-type="percentage">
            <text:p>31.14%</text:p>
          </table:table-cell>
          <table:table-cell table:style-name="ce1" table:formula="of:=[.F13]/[.$J$13]" office:value-type="percentage" office:value="0.000770261219022103" calcext:value-type="percentage">
            <text:p>0.08%</text:p>
          </table:table-cell>
          <table:table-cell table:number-columns-repeated="5"/>
          <table:table-cell table:style-name="ce1" table:formula="of:=[.L13]-[.M13]" office:value-type="percentage" office:value="0.047878990235846" calcext:value-type="percentage">
            <text:p>4.79%</text:p>
          </table:table-cell>
          <table:table-cell table:style-name="ce1" table:formula="of:=[.M13]-[.N13]" office:value-type="percentage" office:value="0.011006028686857" calcext:value-type="percentage">
            <text:p>1.10%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in 10</text:p>
          </table:table-cell>
          <table:table-cell table:formula="of:=SUM([.B4:.B7])" office:value-type="float" office:value="1500" calcext:value-type="float">
            <text:p>1500</text:p>
          </table:table-cell>
          <table:table-cell table:formula="of:=SUM([.C4:.C7])" office:value-type="float" office:value="16456" calcext:value-type="float">
            <text:p>16456</text:p>
          </table:table-cell>
          <table:table-cell table:formula="of:=SUM([.D4:.D7])" office:value-type="float" office:value="14358" calcext:value-type="float">
            <text:p>14358</text:p>
          </table:table-cell>
          <table:table-cell table:formula="of:=SUM([.E4:.E7])" office:value-type="float" office:value="13842" calcext:value-type="float">
            <text:p>13842</text:p>
          </table:table-cell>
          <table:table-cell table:formula="of:=SUM([.F4:.F7]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AVERAGE([.H4:.H7])" office:value-type="float" office:value="2.25" calcext:value-type="float">
            <text:p>2.25</text:p>
          </table:table-cell>
          <table:table-cell table:formula="of:=AVERAGE([.I4:.I7])" office:value-type="float" office:value="6.5" calcext:value-type="float">
            <text:p>6.5</text:p>
          </table:table-cell>
          <table:table-cell table:formula="of:=SUM([.J4:.J7])" office:value-type="float" office:value="44656" calcext:value-type="float">
            <text:p>44656</text:p>
          </table:table-cell>
          <table:table-cell table:formula="of:=[.J16]/[.B16]" office:value-type="float" office:value="29.7706666666667" calcext:value-type="float">
            <text:p>29.771</text:p>
          </table:table-cell>
          <table:table-cell table:number-columns-repeated="3"/>
          <table:table-cell table:style-name="ce1" table:formula="of:=[.F16]/[.J16]" office:value-type="percentage" office:value="0.000649408814045145" calcext:value-type="percentage">
            <text:p>0.06%</text:p>
          </table:table-cell>
          <table:table-cell/>
        </table:table-row>
        <table:table-row table:style-name="ro1">
          <table:table-cell office:value-type="string" calcext:value-type="string">
            <text:p>Ubuntu 17.10</text:p>
          </table:table-cell>
          <table:table-cell table:formula="of:=SUM([.B8:.B11])" office:value-type="float" office:value="1500" calcext:value-type="float">
            <text:p>1500</text:p>
          </table:table-cell>
          <table:table-cell table:formula="of:=SUM([.C8:.C11])" office:value-type="float" office:value="16528" calcext:value-type="float">
            <text:p>16528</text:p>
          </table:table-cell>
          <table:table-cell table:formula="of:=SUM([.D8:.D11])" office:value-type="float" office:value="14345" calcext:value-type="float">
            <text:p>14345</text:p>
          </table:table-cell>
          <table:table-cell table:formula="of:=SUM([.E8:.E11])" office:value-type="float" office:value="14051" calcext:value-type="float">
            <text:p>14051</text:p>
          </table:table-cell>
          <table:table-cell table:formula="of:=SUM([.F8:.F11]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AVERAGE([.H8:.H11])" office:value-type="float" office:value="5.75" calcext:value-type="float">
            <text:p>5.75</text:p>
          </table:table-cell>
          <table:table-cell table:formula="of:=AVERAGE([.I8:.I11])" office:value-type="float" office:value="5.5" calcext:value-type="float">
            <text:p>5.5</text:p>
          </table:table-cell>
          <table:table-cell table:formula="of:=SUM([.J8:.J11])" office:value-type="float" office:value="44924" calcext:value-type="float">
            <text:p>44924</text:p>
          </table:table-cell>
          <table:table-cell table:formula="of:=[.J17]/[.B17]" office:value-type="float" office:value="29.9493333333333" calcext:value-type="float">
            <text:p>29.949</text:p>
          </table:table-cell>
          <table:table-cell table:number-columns-repeated="3"/>
          <table:table-cell table:style-name="ce1" table:formula="of:=[.F17]/[.J17]" office:value-type="percentage" office:value="0.000890392663164455" calcext:value-type="percentage">
            <text:p>0.09%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/>
          <table:table-cell table:style-name="ce2" table:formula="of:=[.C16]/[.C17]" office:value-type="float" office:value="0.995643756050339" calcext:value-type="float">
            <text:p>0.996</text:p>
          </table:table-cell>
          <table:table-cell table:style-name="ce2" table:formula="of:=[.D16]/[.D17]" office:value-type="float" office:value="1.0009062391077" calcext:value-type="float">
            <text:p>1.001</text:p>
          </table:table-cell>
          <table:table-cell table:style-name="ce2" table:formula="of:=[.E16]/[.E17]" office:value-type="float" office:value="0.985125613835314" calcext:value-type="float">
            <text:p>0.985</text:p>
          </table:table-cell>
          <table:table-cell table:style-name="ce2" table:formula="of:=[.F16]/[.F17]" office:value-type="float" office:value="0.725" calcext:value-type="float">
            <text:p>0.725</text:p>
          </table:table-cell>
          <table:table-cell table:style-name="ce2" table:number-columns-repeated="3"/>
          <table:table-cell table:style-name="ce2" table:formula="of:=[.J16]/[.J17]" office:value-type="float" office:value="0.994034369156798" calcext:value-type="float">
            <text:p>0.994</text:p>
          </table:table-cell>
          <table:table-cell table:formula="of:=[.K16]/[.K17]" office:value-type="float" office:value="0.994034369156798" calcext:value-type="float">
            <text:p>0.994</text:p>
          </table:table-cell>
          <table:table-cell table:number-columns-repeated="3"/>
          <table:table-cell table:style-name="ce2" table:formula="of:=[.O16]/[.O17]" office:value-type="float" office:value="0.729351039054103" calcext:value-type="float">
            <text:p>0.729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[.C16]/[.$J16]" office:value-type="percentage" office:value="0.368505911859549" calcext:value-type="percentage">
            <text:p>36.85%</text:p>
          </table:table-cell>
          <table:table-cell table:style-name="ce1" table:formula="of:=[.D16]/[.$J16]" office:value-type="percentage" office:value="0.321524543174489" calcext:value-type="percentage">
            <text:p>32.15%</text:p>
          </table:table-cell>
          <table:table-cell table:style-name="ce1" table:formula="of:=[.E16]/[.$J16]" office:value-type="percentage" office:value="0.309969544965962" calcext:value-type="percentage">
            <text:p>31.00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table:formula="of:=[.C17]/[.$J17]" office:value-type="percentage" office:value="0.367910248419553" calcext:value-type="percentage">
            <text:p>36.79%</text:p>
          </table:table-cell>
          <table:table-cell table:style-name="ce1" table:formula="of:=[.D17]/[.$J17]" office:value-type="percentage" office:value="0.319317068827353" calcext:value-type="percentage">
            <text:p>31.93%</text:p>
          </table:table-cell>
          <table:table-cell table:style-name="ce1" table:formula="of:=[.E17]/[.$J17]" office:value-type="percentage" office:value="0.312772682753094" calcext:value-type="percentage">
            <text:p>31.28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table:formula="of:=[.C19]-[.D19]" office:value-type="percentage" office:value="0.0469813686850591" calcext:value-type="percentage">
            <text:p>4.70%</text:p>
          </table:table-cell>
          <table:table-cell table:style-name="ce1" table:formula="of:=[.D20]-[.E20]" office:value-type="percentage" office:value="0.00654438607425878" calcext:value-type="percentage">
            <text:p>0.65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table:formula="of:=[.C20]-[.D20]" office:value-type="percentage" office:value="0.0485931795922001" calcext:value-type="percentage">
            <text:p>4.86%</text:p>
          </table:table-cell>
          <table:table-cell table:style-name="ce1" table:formula="of:=[.D20]-[.E20]" office:value-type="percentage" office:value="0.00654438607425878" calcext:value-type="percentage">
            <text:p>0.65%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buntu 17.10</text:p>
          </table:table-cell>
          <table:table-cell office:value-type="float" office:value="4700" calcext:value-type="float">
            <text:p>4700</text:p>
          </table:table-cell>
          <table:table-cell office:value-type="float" office:value="52752" calcext:value-type="float">
            <text:p>52752</text:p>
          </table:table-cell>
          <table:table-cell office:value-type="float" office:value="44835" calcext:value-type="float">
            <text:p>44835</text:p>
          </table:table-cell>
          <table:table-cell office:value-type="float" office:value="44271" calcext:value-type="float">
            <text:p>4427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C24:.E24])" office:value-type="float" office:value="141858" calcext:value-type="float">
            <text:p>141858</text:p>
          </table:table-cell>
          <table:table-cell table:formula="of:=[.J24]/[.B24]" office:value-type="float" office:value="30.1825531914894" calcext:value-type="float">
            <text:p>30.183</text:p>
          </table:table-cell>
          <table:table-cell table:style-name="ce1" table:formula="of:=[.C24]/[.$J24]" office:value-type="percentage" office:value="0.371864822569048" calcext:value-type="percentage">
            <text:p>37.19%</text:p>
          </table:table-cell>
          <table:table-cell table:style-name="ce1" table:formula="of:=[.D24]/[.$J24]" office:value-type="percentage" office:value="0.31605549211183" calcext:value-type="percentage">
            <text:p>31.61%</text:p>
          </table:table-cell>
          <table:table-cell table:style-name="ce1" table:formula="of:=[.E24]/[.$J24]" office:value-type="percentage" office:value="0.312079685319122" calcext:value-type="percentage">
            <text:p>31.21%</text:p>
          </table:table-cell>
          <table:table-cell table:style-name="ce1" table:formula="of:=[.F24]/[.J24]" office:value-type="percentage" office:value="0.000838867036050135" calcext:value-type="percentage">
            <text:p>0.08%</text:p>
          </table:table-cell>
          <table:table-cell/>
        </table:table-row>
        <table:table-row table:style-name="ro1">
          <table:table-cell table:number-columns-repeated="11"/>
          <table:table-cell table:style-name="ce1" table:formula="of:=[.L24]-[.M24]" office:value-type="percentage" office:value="0.0558093304572178" calcext:value-type="percentage">
            <text:p>5.58%</text:p>
          </table:table-cell>
          <table:table-cell table:style-name="ce1" table:formula="of:=[.M24]-[.N24]" office:value-type="percentage" office:value="0.0039758067927082" calcext:value-type="percentage">
            <text:p>0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 17.10</text:p>
          </table:table-cell>
          <table:table-cell office:value-type="float" office:value="1600" calcext:value-type="float">
            <text:p>1600</text:p>
          </table:table-cell>
          <table:table-cell office:value-type="float" office:value="17844" calcext:value-type="float">
            <text:p>17844</text:p>
          </table:table-cell>
          <table:table-cell office:value-type="float" office:value="15391" calcext:value-type="float">
            <text:p>15391</text:p>
          </table:table-cell>
          <table:table-cell office:value-type="float" office:value="15053" calcext:value-type="float">
            <text:p>1505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26:.E26])" office:value-type="float" office:value="48288" calcext:value-type="float">
            <text:p>48288</text:p>
          </table:table-cell>
          <table:table-cell table:formula="of:=[.J26]/[.B26]" office:value-type="float" office:value="30.18" calcext:value-type="float">
            <text:p>30.180</text:p>
          </table:table-cell>
          <table:table-cell table:style-name="ce1" table:formula="of:=[.C26]/[.$J26]" office:value-type="percentage" office:value="0.369532803180914" calcext:value-type="percentage">
            <text:p>36.95%</text:p>
          </table:table-cell>
          <table:table-cell table:style-name="ce1" table:formula="of:=[.D26]/[.$J26]" office:value-type="percentage" office:value="0.318733432736912" calcext:value-type="percentage">
            <text:p>31.87%</text:p>
          </table:table-cell>
          <table:table-cell table:style-name="ce1" table:formula="of:=[.E26]/[.$J26]" office:value-type="percentage" office:value="0.311733764082174" calcext:value-type="percentage">
            <text:p>31.17%</text:p>
          </table:table-cell>
          <table:table-cell table:style-name="ce1" table:formula="of:=[.F26]/[.J26]" office:value-type="percentage" office:value="0.000600563286944997" calcext:value-type="percentage">
            <text:p>0.06%</text:p>
          </table:table-cell>
          <table:table-cell office:value-type="string" calcext:value-type="string">
            <text:p>new eyes</text:p>
          </table:table-cell>
        </table:table-row>
        <table:table-row table:style-name="ro1">
          <table:table-cell table:number-columns-repeated="11"/>
          <table:table-cell table:style-name="ce1" table:formula="of:=[.L26]-[.M26]" office:value-type="percentage" office:value="0.0507993704440027" calcext:value-type="percentage">
            <text:p>5.08%</text:p>
          </table:table-cell>
          <table:table-cell table:style-name="ce1" table:formula="of:=[.M26]-[.N26]" office:value-type="percentage" office:value="0.00699966865473822" calcext:value-type="percentage">
            <text:p>0.7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 17.10</text:p>
          </table:table-cell>
          <table:table-cell office:value-type="float" office:value="3800" calcext:value-type="float">
            <text:p>3800</text:p>
          </table:table-cell>
          <table:table-cell office:value-type="float" office:value="42865" calcext:value-type="float">
            <text:p>42865</text:p>
          </table:table-cell>
          <table:table-cell office:value-type="float" office:value="36068" calcext:value-type="float">
            <text:p>36068</text:p>
          </table:table-cell>
          <table:table-cell office:value-type="float" office:value="35779" calcext:value-type="float">
            <text:p>3577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28:.E28])" office:value-type="float" office:value="114712" calcext:value-type="float">
            <text:p>114712</text:p>
          </table:table-cell>
          <table:table-cell table:formula="of:=[.J28]/[.B28]" office:value-type="float" office:value="30.1873684210526" calcext:value-type="float">
            <text:p>30.187</text:p>
          </table:table-cell>
          <table:table-cell table:style-name="ce1" table:formula="of:=[.C28]/[.$J28]" office:value-type="percentage" office:value="0.373674942464607" calcext:value-type="percentage">
            <text:p>37.37%</text:p>
          </table:table-cell>
          <table:table-cell table:style-name="ce1" table:formula="of:=[.D28]/[.$J28]" office:value-type="percentage" office:value="0.314422205174698" calcext:value-type="percentage">
            <text:p>31.44%</text:p>
          </table:table-cell>
          <table:table-cell table:style-name="ce1" table:formula="of:=[.E28]/[.$J28]" office:value-type="percentage" office:value="0.311902852360695" calcext:value-type="percentage">
            <text:p>31.19%</text:p>
          </table:table-cell>
          <table:table-cell table:style-name="ce1" table:formula="of:=[.F28]/[.J28]" office:value-type="percentage" office:value="0.000871748378548016" calcext:value-type="percentage">
            <text:p>0.09%</text:p>
          </table:table-cell>
          <table:table-cell/>
        </table:table-row>
        <table:table-row table:style-name="ro1">
          <table:table-cell table:number-columns-repeated="11"/>
          <table:table-cell table:style-name="ce1" table:formula="of:=[.L28]-[.M28]" office:value-type="percentage" office:value="0.0592527372899087" calcext:value-type="percentage">
            <text:p>5.93%</text:p>
          </table:table-cell>
          <table:table-cell table:style-name="ce1" table:formula="of:=[.M28]-[.N28]" office:value-type="percentage" office:value="0.00251935281400378" calcext:value-type="percentage">
            <text:p>0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 17.10</text:p>
          </table:table-cell>
          <table:table-cell office:value-type="float" office:value="1500" calcext:value-type="float">
            <text:p>1500</text:p>
          </table:table-cell>
          <table:table-cell office:value-type="float" office:value="15019" calcext:value-type="float">
            <text:p>15019</text:p>
          </table:table-cell>
          <table:table-cell office:value-type="float" office:value="14876" calcext:value-type="float">
            <text:p>14876</text:p>
          </table:table-cell>
          <table:table-cell office:value-type="float" office:value="14611" calcext:value-type="float">
            <text:p>146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C30:.E30])" office:value-type="float" office:value="44506" calcext:value-type="float">
            <text:p>44506</text:p>
          </table:table-cell>
          <table:table-cell table:formula="of:=[.J30]/[.B30]" office:value-type="float" office:value="29.6706666666667" calcext:value-type="float">
            <text:p>29.671</text:p>
          </table:table-cell>
          <table:table-cell table:style-name="ce1" table:formula="of:=[.C30]/[.$J30]" office:value-type="percentage" office:value="0.337460117736934" calcext:value-type="percentage">
            <text:p>33.75%</text:p>
          </table:table-cell>
          <table:table-cell table:style-name="ce1" table:formula="of:=[.D30]/[.$J30]" office:value-type="percentage" office:value="0.334247067811082" calcext:value-type="percentage">
            <text:p>33.42%</text:p>
          </table:table-cell>
          <table:table-cell table:style-name="ce1" table:formula="of:=[.E30]/[.$J30]" office:value-type="percentage" office:value="0.328292814451984" calcext:value-type="percentage">
            <text:p>32.83%</text:p>
          </table:table-cell>
          <table:table-cell table:style-name="ce1" table:formula="of:=[.F30]/[.J30]" office:value-type="percentage" office:value="0" calcext:value-type="percentage">
            <text:p>0.00%</text:p>
          </table:table-cell>
          <table:table-cell office:value-type="string" calcext:value-type="string">
            <text:p>single horizontal wall</text:p>
          </table:table-cell>
        </table:table-row>
        <table:table-row table:style-name="ro1">
          <table:table-cell table:number-columns-repeated="11"/>
          <table:table-cell table:style-name="ce1" table:formula="of:=[.L30]-[.M30]" office:value-type="percentage" office:value="0.0032130499258527" calcext:value-type="percentage">
            <text:p>0.32%</text:p>
          </table:table-cell>
          <table:table-cell table:style-name="ce1" table:formula="of:=[.M30]-[.N30]" office:value-type="percentage" office:value="0.00595425335909766" calcext:value-type="percentage">
            <text:p>0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 17.10</text:p>
          </table:table-cell>
          <table:table-cell office:value-type="float" office:value="3600" calcext:value-type="float">
            <text:p>3600</text:p>
          </table:table-cell>
          <table:table-cell office:value-type="float" office:value="33148" calcext:value-type="float">
            <text:p>33148</text:p>
          </table:table-cell>
          <table:table-cell office:value-type="float" office:value="32212" calcext:value-type="float">
            <text:p>32212</text:p>
          </table:table-cell>
          <table:table-cell office:value-type="float" office:value="32343" calcext:value-type="float">
            <text:p>32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C32:.E32])" office:value-type="float" office:value="97703" calcext:value-type="float">
            <text:p>97703</text:p>
          </table:table-cell>
          <table:table-cell table:formula="of:=[.J32]/[.B32]" office:value-type="float" office:value="27.1397222222222" calcext:value-type="float">
            <text:p>27.140</text:p>
          </table:table-cell>
          <table:table-cell table:style-name="ce1" table:formula="of:=[.C32]/[.$J32]" office:value-type="percentage" office:value="0.339273103180046" calcext:value-type="percentage">
            <text:p>33.93%</text:p>
          </table:table-cell>
          <table:table-cell table:style-name="ce1" table:formula="of:=[.D32]/[.$J32]" office:value-type="percentage" office:value="0.329693049343418" calcext:value-type="percentage">
            <text:p>32.97%</text:p>
          </table:table-cell>
          <table:table-cell table:style-name="ce1" table:formula="of:=[.E32]/[.$J32]" office:value-type="percentage" office:value="0.331033847476536" calcext:value-type="percentage">
            <text:p>33.10%</text:p>
          </table:table-cell>
          <table:table-cell table:style-name="ce1" table:formula="of:=[.F32]/[.J32]" office:value-type="percentage" office:value="0" calcext:value-type="percentage">
            <text:p>0.00%</text:p>
          </table:table-cell>
          <table:table-cell office:value-type="string" calcext:value-type="string">
            <text:p>single horizontal wall</text:p>
          </table:table-cell>
        </table:table-row>
        <table:table-row table:style-name="ro1">
          <table:table-cell table:number-columns-repeated="11"/>
          <table:table-cell table:style-name="ce1" table:formula="of:=[.L32]-[.M32]" office:value-type="percentage" office:value="0.00958005383662736" calcext:value-type="percentage">
            <text:p>0.96%</text:p>
          </table:table-cell>
          <table:table-cell table:style-name="ce1" table:formula="of:=[.M32]-[.N32]" office:value-type="percentage" office:value="-0.00134079813311772" calcext:value-type="percentage">
            <text:p>-0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 17.10</text:p>
          </table:table-cell>
          <table:table-cell office:value-type="float" office:value="3600" calcext:value-type="float">
            <text:p>3600</text:p>
          </table:table-cell>
          <table:table-cell office:value-type="float" office:value="32418" calcext:value-type="float">
            <text:p>32418</text:p>
          </table:table-cell>
          <table:table-cell office:value-type="float" office:value="32279" calcext:value-type="float">
            <text:p>32279</text:p>
          </table:table-cell>
          <table:table-cell office:value-type="float" office:value="31737" calcext:value-type="float">
            <text:p>317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34:.E34])" office:value-type="float" office:value="96434" calcext:value-type="float">
            <text:p>96434</text:p>
          </table:table-cell>
          <table:table-cell table:formula="of:=[.J34]/[.B34]" office:value-type="float" office:value="26.7872222222222" calcext:value-type="float">
            <text:p>26.787</text:p>
          </table:table-cell>
          <table:table-cell table:style-name="ce1" table:formula="of:=[.C34]/[.$J34]" office:value-type="percentage" office:value="0.336167741667876" calcext:value-type="percentage">
            <text:p>33.62%</text:p>
          </table:table-cell>
          <table:table-cell table:style-name="ce1" table:formula="of:=[.D34]/[.$J34]" office:value-type="percentage" office:value="0.334726341331895" calcext:value-type="percentage">
            <text:p>33.47%</text:p>
          </table:table-cell>
          <table:table-cell table:style-name="ce1" table:formula="of:=[.E34]/[.$J34]" office:value-type="percentage" office:value="0.329105917000228" calcext:value-type="percentage">
            <text:p>32.91%</text:p>
          </table:table-cell>
          <table:table-cell table:style-name="ce1" table:formula="of:=[.F34]/[.J34]" office:value-type="percentage" office:value="0" calcext:value-type="percentage">
            <text:p>0.00%</text:p>
          </table:table-cell>
          <table:table-cell office:value-type="string" calcext:value-type="string">
            <text:p>no wall</text:p>
          </table:table-cell>
        </table:table-row>
        <table:table-row table:style-name="ro1">
          <table:table-cell table:number-columns-repeated="11"/>
          <table:table-cell table:style-name="ce1" table:formula="of:=[.L34]-[.M34]" office:value-type="percentage" office:value="0.00144140033598111" calcext:value-type="percentage">
            <text:p>0.14%</text:p>
          </table:table-cell>
          <table:table-cell table:style-name="ce1" table:formula="of:=[.M34]-[.N34]" office:value-type="percentage" office:value="0.00562042433166726" calcext:value-type="percentage">
            <text:p>0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 17.10</text:p>
          </table:table-cell>
          <table:table-cell office:value-type="float" office:value="1500" calcext:value-type="float">
            <text:p>1500</text:p>
          </table:table-cell>
          <table:table-cell office:value-type="float" office:value="190803" calcext:value-type="float">
            <text:p>190803</text:p>
          </table:table-cell>
          <table:table-cell office:value-type="float" office:value="172730" calcext:value-type="float">
            <text:p>172730</text:p>
          </table:table-cell>
          <table:table-cell office:value-type="float" office:value="168149" calcext:value-type="float">
            <text:p>168149</text:p>
          </table:table-cell>
          <table:table-cell office:value-type="float" office:value="1747" calcext:value-type="float">
            <text:p>17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C36:.E36])" office:value-type="float" office:value="531682" calcext:value-type="float">
            <text:p>531682</text:p>
          </table:table-cell>
          <table:table-cell table:formula="of:=[.J36]/[.B36]" office:value-type="float" office:value="354.454666666667" calcext:value-type="float">
            <text:p>354.455</text:p>
          </table:table-cell>
          <table:table-cell table:style-name="ce1" table:formula="of:=[.C36]/[.$J36]" office:value-type="percentage" office:value="0.358866766224924" calcext:value-type="percentage">
            <text:p>35.89%</text:p>
          </table:table-cell>
          <table:table-cell table:style-name="ce1" table:formula="of:=[.D36]/[.$J36]" office:value-type="percentage" office:value="0.324874643113741" calcext:value-type="percentage">
            <text:p>32.49%</text:p>
          </table:table-cell>
          <table:table-cell table:style-name="ce1" table:formula="of:=[.E36]/[.$J36]" office:value-type="percentage" office:value="0.316258590661335" calcext:value-type="percentage">
            <text:p>31.63%</text:p>
          </table:table-cell>
          <table:table-cell table:style-name="ce1" table:formula="of:=[.F36]/[.J36]" office:value-type="percentage" office:value="0.0032857986540827" calcext:value-type="percentage">
            <text:p>0.33%</text:p>
          </table:table-cell>
          <table:table-cell office:value-type="string" calcext:value-type="string">
            <text:p>26 snakes</text:p>
          </table:table-cell>
        </table:table-row>
        <table:table-row table:style-name="ro1">
          <table:table-cell table:number-columns-repeated="11"/>
          <table:table-cell table:style-name="ce1" table:formula="of:=[.L36]-[.M36]" office:value-type="percentage" office:value="0.033992123111183" calcext:value-type="percentage">
            <text:p>3.40%</text:p>
          </table:table-cell>
          <table:table-cell table:style-name="ce1" table:formula="of:=[.M36]-[.N36]" office:value-type="percentage" office:value="0.00861605245240576" calcext:value-type="percentage">
            <text:p>0.86%</text:p>
          </table:table-cell>
          <table:table-cell table:number-columns-repeated="3"/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 style:data-style-name="N2" text:time-value="16:44:02.750635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49:17.642243045</meta:creation-date>
    <dc:date>2018-04-24T17:06:25.089007312</dc:date>
    <meta:editing-duration>PT4H32M36S</meta:editing-duration>
    <meta:editing-cycles>12</meta:editing-cycles>
    <meta:generator>LibreOffice/5.4.6.2$Linux_X86_64 LibreOffice_project/40m0$Build-2</meta:generator>
    <meta:document-statistic meta:table-count="1" meta:cell-count="317" meta:object-count="0"/>
  </office:meta>
</office:document-meta>
</file>